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41cm" style:rel-column-width="16999*"/>
    </style:style>
    <style:style style:name="Table1.B" style:family="table-column">
      <style:table-column-properties style:column-width="12.591cm" style:rel-column-width="48536*"/>
    </style:style>
    <style:style style:name="Table1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09cm" fo:margin-left="0cm" table:align="left"/>
    </style:style>
    <style:style style:name="Table2.A" style:family="table-column">
      <style:table-column-properties style:column-width="17.009cm"/>
    </style:style>
    <style:style style:name="Table2.A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4.249cm" style:rel-column-width="16383*"/>
    </style:style>
    <style:style style:name="Table3.B" style:family="table-column">
      <style:table-column-properties style:column-width="12.751cm" style:rel-column-width="49152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7.408cm" style:rel-column-width="28558*"/>
    </style:style>
    <style:style style:name="Table4.B" style:family="table-column">
      <style:table-column-properties style:column-width="9.592cm" style:rel-column-width="36977*"/>
    </style:style>
    <style:style style:name="Table4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009cm" fo:margin-left="0cm" table:align="left"/>
    </style:style>
    <style:style style:name="Table5.A" style:family="table-column">
      <style:table-column-properties style:column-width="4.706cm"/>
    </style:style>
    <style:style style:name="Table5.B" style:family="table-column">
      <style:table-column-properties style:column-width="12.303cm"/>
    </style:style>
    <style:style style:name="Table5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2.404cm" style:rel-column-width="9267*"/>
    </style:style>
    <style:style style:name="Table6.B" style:family="table-column">
      <style:table-column-properties style:column-width="14.596cm" style:rel-column-width="56268*"/>
    </style:style>
    <style:style style:name="Table6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6.B1" style:family="table-cell">
      <style:table-cell-properties fo:padding="0.097cm" fo:border="0.05pt solid #000000"/>
    </style:style>
    <style:style style:name="Table6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17cm" style:rel-column-width="65535*"/>
    </style:style>
    <style:style style:name="Table10.A1" style:family="table-cell">
      <style:table-cell-properties fo:padding="0.097cm" fo:border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17cm" style:rel-column-width="65535*"/>
    </style:style>
    <style:style style:name="Table9.A1" style:family="table-cell">
      <style:table-cell-properties fo:padding="0.097cm" fo:border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padding="0.097cm" fo:border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17cm" style:rel-column-width="65535*"/>
    </style:style>
    <style:style style:name="Table8.A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center" style:justify-single-word="false"/>
      <style:text-properties fo:font-weight="bold" officeooo:rsid="000df159" officeooo:paragraph-rsid="00020352" style:font-weight-asian="bold" style:font-weight-complex="bold"/>
    </style:style>
    <style:style style:name="P2" style:family="paragraph" style:parent-style-name="Standard">
      <style:text-properties fo:font-weight="bold" officeooo:rsid="000df159" officeooo:paragraph-rsid="0050cd6b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20352" officeooo:paragraph-rsid="00020352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020352" officeooo:paragraph-rsid="0002bf4f" style:font-weight-asian="bold" style:font-weight-complex="bold"/>
    </style:style>
    <style:style style:name="P5" style:family="paragraph" style:parent-style-name="Standard">
      <style:text-properties fo:font-weight="bold" officeooo:rsid="0002bf4f" officeooo:paragraph-rsid="0002bf4f" style:font-weight-asian="bold" style:font-weight-complex="bold"/>
    </style:style>
    <style:style style:name="P6" style:family="paragraph" style:parent-style-name="Standard">
      <style:text-properties fo:font-weight="bold" officeooo:rsid="001f5838" officeooo:paragraph-rsid="001f5838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21e275" officeooo:paragraph-rsid="001f5838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officeooo:rsid="0021e275" officeooo:paragraph-rsid="00387617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officeooo:rsid="0021e275" officeooo:paragraph-rsid="0039f371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weight="bold" officeooo:rsid="00299b4e" officeooo:paragraph-rsid="0027b39d" style:font-weight-asian="bold" style:font-weight-complex="bold"/>
    </style:style>
    <style:style style:name="P11" style:family="paragraph" style:parent-style-name="Standard">
      <style:text-properties officeooo:rsid="0002bf4f" officeooo:paragraph-rsid="0002bf4f"/>
    </style:style>
    <style:style style:name="P12" style:family="paragraph" style:parent-style-name="Standard">
      <style:text-properties officeooo:rsid="000e0692" officeooo:paragraph-rsid="0003530b"/>
    </style:style>
    <style:style style:name="P13" style:family="paragraph" style:parent-style-name="Standard">
      <style:text-properties officeooo:rsid="0019bd0d" officeooo:paragraph-rsid="0003530b"/>
    </style:style>
    <style:style style:name="P14" style:family="paragraph" style:parent-style-name="Standard">
      <style:text-properties officeooo:rsid="0025eb9f" officeooo:paragraph-rsid="000ef785"/>
    </style:style>
    <style:style style:name="P15" style:family="paragraph" style:parent-style-name="Standard">
      <style:text-properties fo:font-weight="normal" officeooo:rsid="00163bd5" officeooo:paragraph-rsid="0005fecc" style:font-weight-asian="normal" style:font-weight-complex="normal"/>
    </style:style>
    <style:style style:name="P16" style:family="paragraph" style:parent-style-name="Standard">
      <style:text-properties fo:font-weight="normal" officeooo:rsid="005416a4" officeooo:paragraph-rsid="005416a4" style:font-weight-asian="normal" style:font-weight-complex="normal"/>
    </style:style>
    <style:style style:name="P17" style:family="paragraph" style:parent-style-name="Standard">
      <style:paragraph-properties fo:text-align="center" style:justify-single-word="false"/>
      <style:text-properties fo:font-weight="normal" officeooo:rsid="0021e275" officeooo:paragraph-rsid="00305ffa" style:font-weight-asian="normal" style:font-weight-complex="normal"/>
    </style:style>
    <style:style style:name="P18" style:family="paragraph" style:parent-style-name="Standard">
      <style:text-properties fo:font-weight="normal" officeooo:rsid="005a6a2b" officeooo:paragraph-rsid="005a6a2b" style:font-weight-asian="normal" style:font-weight-complex="normal"/>
    </style:style>
    <style:style style:name="P19" style:family="paragraph" style:parent-style-name="Standard">
      <style:text-properties officeooo:rsid="00156bf5" officeooo:paragraph-rsid="0033fe0e"/>
    </style:style>
    <style:style style:name="P20" style:family="paragraph" style:parent-style-name="Standard">
      <style:text-properties officeooo:rsid="001f5838" officeooo:paragraph-rsid="001f5838"/>
    </style:style>
    <style:style style:name="P21" style:family="paragraph" style:parent-style-name="Standard">
      <style:paragraph-properties fo:text-align="center" style:justify-single-word="false"/>
      <style:text-properties officeooo:rsid="001f5838" officeooo:paragraph-rsid="00387617"/>
    </style:style>
    <style:style style:name="P22" style:family="paragraph" style:parent-style-name="Standard">
      <style:paragraph-properties fo:text-align="start" style:justify-single-word="false"/>
      <style:text-properties officeooo:rsid="00299b4e" officeooo:paragraph-rsid="001f5838"/>
    </style:style>
    <style:style style:name="P23" style:family="paragraph" style:parent-style-name="Standard">
      <style:paragraph-properties fo:text-align="center" style:justify-single-word="false"/>
      <style:text-properties officeooo:rsid="0021e275" officeooo:paragraph-rsid="001f5838"/>
    </style:style>
    <style:style style:name="P24" style:family="paragraph" style:parent-style-name="Standard">
      <style:paragraph-properties fo:text-align="center" style:justify-single-word="false"/>
      <style:text-properties officeooo:rsid="0021e275" officeooo:paragraph-rsid="00305ffa"/>
    </style:style>
    <style:style style:name="P25" style:family="paragraph" style:parent-style-name="Standard">
      <style:paragraph-properties fo:text-align="center" style:justify-single-word="false"/>
      <style:text-properties officeooo:rsid="0021e275" officeooo:paragraph-rsid="00387617"/>
    </style:style>
    <style:style style:name="P26" style:family="paragraph" style:parent-style-name="Standard">
      <style:paragraph-properties fo:text-align="center" style:justify-single-word="false"/>
      <style:text-properties officeooo:rsid="0021e275" officeooo:paragraph-rsid="0039f371"/>
    </style:style>
    <style:style style:name="P27" style:family="paragraph" style:parent-style-name="Standard">
      <style:paragraph-properties fo:text-align="start" style:justify-single-word="false"/>
      <style:text-properties style:use-window-font-color="true" fo:font-weight="normal" officeooo:rsid="00322202" officeooo:paragraph-rsid="001f5838" style:font-weight-asian="normal" style:font-weight-complex="normal"/>
    </style:style>
    <style:style style:name="P28" style:family="paragraph" style:parent-style-name="Standard">
      <style:text-properties officeooo:rsid="004172ab" officeooo:paragraph-rsid="004172ab"/>
    </style:style>
    <style:style style:name="P29" style:family="paragraph" style:parent-style-name="Table_20_Contents">
      <style:text-properties officeooo:rsid="0003530b" officeooo:paragraph-rsid="0003530b"/>
    </style:style>
    <style:style style:name="P30" style:family="paragraph" style:parent-style-name="Table_20_Contents">
      <style:text-properties fo:font-weight="bold" officeooo:rsid="0002bf4f" officeooo:paragraph-rsid="0002bf4f" style:font-weight-asian="bold" style:font-weight-complex="bold"/>
    </style:style>
    <style:style style:name="P31" style:family="paragraph" style:parent-style-name="Table_20_Contents">
      <style:text-properties fo:font-weight="bold" officeooo:rsid="00160c0d" officeooo:paragraph-rsid="00160c0d" style:font-weight-asian="bold" style:font-weight-complex="bold"/>
    </style:style>
    <style:style style:name="P32" style:family="paragraph" style:parent-style-name="Table_20_Contents">
      <style:text-properties fo:font-weight="bold" officeooo:rsid="004172ab" officeooo:paragraph-rsid="004172ab" style:font-weight-asian="bold" style:font-weight-complex="bold"/>
    </style:style>
    <style:style style:name="P33" style:family="paragraph" style:parent-style-name="Table_20_Contents">
      <style:text-properties officeooo:rsid="00099d09" officeooo:paragraph-rsid="00099d09"/>
    </style:style>
    <style:style style:name="P34" style:family="paragraph" style:parent-style-name="Table_20_Contents">
      <style:text-properties officeooo:rsid="000df93f" officeooo:paragraph-rsid="000df93f"/>
    </style:style>
    <style:style style:name="P35" style:family="paragraph" style:parent-style-name="Table_20_Contents">
      <style:text-properties officeooo:rsid="00156bf5" officeooo:paragraph-rsid="00156bf5"/>
    </style:style>
    <style:style style:name="P36" style:family="paragraph" style:parent-style-name="Table_20_Contents">
      <style:text-properties officeooo:rsid="00160c0d" officeooo:paragraph-rsid="00160c0d"/>
    </style:style>
    <style:style style:name="P37" style:family="paragraph" style:parent-style-name="Table_20_Contents">
      <style:text-properties fo:font-style="italic" officeooo:rsid="00099d09" officeooo:paragraph-rsid="00099d09" style:font-style-asian="italic" style:font-style-complex="italic"/>
    </style:style>
    <style:style style:name="P38" style:family="paragraph" style:parent-style-name="Table_20_Contents">
      <style:text-properties officeooo:rsid="001145d3" officeooo:paragraph-rsid="001145d3"/>
    </style:style>
    <style:style style:name="P39" style:family="paragraph" style:parent-style-name="Table_20_Contents">
      <style:paragraph-properties fo:text-align="center" style:justify-single-word="false"/>
    </style:style>
    <style:style style:name="P40" style:family="paragraph" style:parent-style-name="Table_20_Contents">
      <style:text-properties officeooo:rsid="004172ab" officeooo:paragraph-rsid="004172ab"/>
    </style:style>
    <style:style style:name="P41" style:family="paragraph" style:parent-style-name="Table_20_Contents" style:list-style-name="L1">
      <style:text-properties officeooo:rsid="000df93f" officeooo:paragraph-rsid="000df93f"/>
    </style:style>
    <style:style style:name="P42" style:family="paragraph" style:parent-style-name="Table_20_Contents" style:list-style-name="L2">
      <style:text-properties officeooo:rsid="000df93f" officeooo:paragraph-rsid="000df93f"/>
    </style:style>
    <style:style style:name="P43" style:family="paragraph" style:parent-style-name="Standard" style:list-style-name="L3">
      <style:text-properties officeooo:rsid="0037ec82" officeooo:paragraph-rsid="00156bf5"/>
    </style:style>
    <style:style style:name="P44" style:family="paragraph" style:parent-style-name="Standard" style:list-style-name="L4">
      <style:text-properties officeooo:rsid="003ac16a" officeooo:paragraph-rsid="00156bf5"/>
    </style:style>
    <style:style style:name="P45" style:family="paragraph" style:parent-style-name="Standard" style:list-style-name="L4">
      <style:text-properties officeooo:rsid="004c1b8c" officeooo:paragraph-rsid="004c1b8c"/>
    </style:style>
    <style:style style:name="P46" style:family="paragraph" style:parent-style-name="Standard" style:list-style-name="L4">
      <style:text-properties officeooo:rsid="004d4fac" officeooo:paragraph-rsid="004d4fac"/>
    </style:style>
    <style:style style:name="P47" style:family="paragraph" style:parent-style-name="Standard" style:list-style-name="L5">
      <style:text-properties officeooo:rsid="00286e0e" officeooo:paragraph-rsid="00156bf5"/>
    </style:style>
    <style:style style:name="P48" style:family="paragraph" style:parent-style-name="Standard" style:list-style-name="L6">
      <style:text-properties officeooo:rsid="004172ab" officeooo:paragraph-rsid="004172ab"/>
    </style:style>
    <style:style style:name="P49" style:family="paragraph" style:parent-style-name="Standard" style:list-style-name="L7">
      <style:text-properties officeooo:rsid="00156bf5" officeooo:paragraph-rsid="00156bf5"/>
    </style:style>
    <style:style style:name="P50" style:family="paragraph" style:parent-style-name="Standard" style:list-style-name="L8">
      <style:text-properties officeooo:rsid="00156bf5" officeooo:paragraph-rsid="00156bf5"/>
    </style:style>
    <style:style style:name="T1" style:family="text">
      <style:text-properties officeooo:rsid="0021d85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ee4ed"/>
    </style:style>
    <style:style style:name="T4" style:family="text">
      <style:text-properties officeooo:rsid="001e09f7"/>
    </style:style>
    <style:style style:name="T5" style:family="text">
      <style:text-properties officeooo:rsid="001cedb5"/>
    </style:style>
    <style:style style:name="T6" style:family="text">
      <style:text-properties officeooo:rsid="00047c7d"/>
    </style:style>
    <style:style style:name="T7" style:family="text">
      <style:text-properties fo:font-weight="normal" officeooo:rsid="00163bd5" style:font-weight-asian="normal" style:font-weight-complex="normal"/>
    </style:style>
    <style:style style:name="T8" style:family="text">
      <style:text-properties fo:font-weight="normal" officeooo:rsid="0022bf6c" style:font-weight-asian="normal" style:font-weight-complex="normal"/>
    </style:style>
    <style:style style:name="T9" style:family="text">
      <style:text-properties fo:font-weight="normal" officeooo:rsid="0005fecc" style:font-weight-asian="normal" style:font-weight-complex="normal"/>
    </style:style>
    <style:style style:name="T10" style:family="text">
      <style:text-properties officeooo:rsid="000ce072"/>
    </style:style>
    <style:style style:name="T11" style:family="text">
      <style:text-properties officeooo:rsid="000df93f"/>
    </style:style>
    <style:style style:name="T12" style:family="text">
      <style:text-properties officeooo:rsid="000ef785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officeooo:rsid="001012f7"/>
    </style:style>
    <style:style style:name="T15" style:family="text">
      <style:text-properties officeooo:rsid="003ac16a"/>
    </style:style>
    <style:style style:name="T16" style:family="text">
      <style:text-properties officeooo:rsid="003c78d1"/>
    </style:style>
    <style:style style:name="T17" style:family="text">
      <style:text-properties officeooo:rsid="003e89be"/>
    </style:style>
    <style:style style:name="T18" style:family="text">
      <style:text-properties officeooo:rsid="001ac91f"/>
    </style:style>
    <style:style style:name="T19" style:family="text">
      <style:text-properties officeooo:rsid="001acfbb"/>
    </style:style>
    <style:style style:name="T20" style:family="text">
      <style:text-properties officeooo:rsid="001e68dc"/>
    </style:style>
    <style:style style:name="T21" style:family="text">
      <style:text-properties fo:color="#ce181e" fo:font-weight="bold" officeooo:rsid="002cf38e" style:font-weight-asian="bold" style:font-weight-complex="bold"/>
    </style:style>
    <style:style style:name="T22" style:family="text">
      <style:text-properties fo:color="#ce181e" fo:font-weight="bold" officeooo:rsid="003c6349" style:font-weight-asian="bold" style:font-weight-complex="bold"/>
    </style:style>
    <style:style style:name="T23" style:family="text">
      <style:text-properties officeooo:rsid="002387e2"/>
    </style:style>
    <style:style style:name="T24" style:family="text">
      <style:text-properties officeooo:rsid="00230e21"/>
    </style:style>
    <style:style style:name="T25" style:family="text">
      <style:text-properties officeooo:rsid="002e98e7"/>
    </style:style>
    <style:style style:name="T26" style:family="text">
      <style:text-properties style:use-window-font-color="true" fo:font-weight="normal" officeooo:rsid="00322202" style:font-weight-asian="normal" style:font-weight-complex="normal"/>
    </style:style>
    <style:style style:name="T27" style:family="text">
      <style:text-properties officeooo:rsid="0033fe0e"/>
    </style:style>
    <style:style style:name="T28" style:family="text">
      <style:text-properties officeooo:rsid="0039f371"/>
    </style:style>
    <style:style style:name="T29" style:family="text">
      <style:text-properties officeooo:rsid="003c6349"/>
    </style:style>
    <style:style style:name="T30" style:family="text">
      <style:text-properties officeooo:rsid="003f1eee"/>
    </style:style>
    <style:style style:name="T31" style:family="text">
      <style:text-properties officeooo:rsid="004172ab"/>
    </style:style>
    <style:style style:name="T32" style:family="text">
      <style:text-properties officeooo:rsid="00428573"/>
    </style:style>
    <style:style style:name="T33" style:family="text">
      <style:text-properties officeooo:rsid="0043e8ad"/>
    </style:style>
    <style:style style:name="T34" style:family="text">
      <style:text-properties officeooo:rsid="0046c93f"/>
    </style:style>
    <style:style style:name="T35" style:family="text">
      <style:text-properties officeooo:rsid="004931ac"/>
    </style:style>
    <style:style style:name="T36" style:family="text">
      <style:text-properties officeooo:rsid="004c1b8c"/>
    </style:style>
    <style:style style:name="T37" style:family="text">
      <style:text-properties officeooo:rsid="00549524"/>
    </style:style>
    <style:style style:name="T38" style:family="text">
      <style:text-properties officeooo:rsid="0057a4a0"/>
    </style:style>
    <style:style style:name="T39" style:family="text">
      <style:text-properties officeooo:rsid="0058115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Universidade Federal do Ceará</text:p>
      <text:p text:style-name="P1">Programa de Pós-Graduação em Engenharia de Teleinformática</text:p>
      <text:p text:style-name="P1">TIP8415 – Engenharia de Software</text:p>
      <text:p text:style-name="P4">Protocolo de Revisão Sistemática – Maio/2019</text:p>
      <text:p text:style-name="P3"/>
      <text:p text:style-name="P5">1. Informações Gerais</text:p>
      <text:p text:style-name="P1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0">Título</text:p>
          </table:table-cell>
          <table:table-cell table:style-name="Table1.B1" office:value-type="string">
            <text:p text:style-name="P29">Reconhecimento Facial em Nuvens de Pontos: Uma Revisão Sistemática</text:p>
          </table:table-cell>
        </table:table-row>
        <table:table-row>
          <table:table-cell table:style-name="Table1.A2" office:value-type="string">
            <text:p text:style-name="P30">Pesquisadores</text:p>
          </table:table-cell>
          <table:table-cell table:style-name="Table1.B4" office:value-type="string">
            <text:p text:style-name="P29">Artur Rodrigues Rocha Neto, José Marques Soares</text:p>
          </table:table-cell>
        </table:table-row>
        <table:table-row>
          <table:table-cell table:style-name="Table1.A2" office:value-type="string">
            <text:p text:style-name="P30">Descrição do Problema</text:p>
          </table:table-cell>
          <table:table-cell table:style-name="Table1.B4" office:value-type="string">
            <text:p text:style-name="P12">Nuvens de pontos são estruturas de dados que armazenam informações espaciais em 3 dimensões e representam uma alternativa robusta às imagens bidimensionais em diversas aplicações, como <text:span text:style-name="T1">por exemplo</text:span> reconhecimento facial. <text:span text:style-name="T3">O</text:span> aumento na popularidade <text:span text:style-name="T1">do uso</text:span> <text:span text:style-name="T3">de nuvens de pontos para reconhecimento facial faz necessária uma síntese da sua produção científica afim de esclarecer questões de pesquisa pertinentes.</text:span></text:p>
          </table:table-cell>
        </table:table-row>
        <table:table-row>
          <table:table-cell table:style-name="Table1.A2" office:value-type="string">
            <text:p text:style-name="P30">Objetivo</text:p>
          </table:table-cell>
          <table:table-cell table:style-name="Table1.B4" office:value-type="string">
            <text:p text:style-name="P13"><text:span text:style-name="T6">Compilar os métodos</text:span>, <text:span text:style-name="T5">artefatos, experimentos e resultados</text:span> <text:span text:style-name="T6">d</text:span>a literatura <text:span text:style-name="T4">recente (2015-presente) no campo do</text:span> reconhecimento faci<text:span text:style-name="T5">a</text:span>l <text:span text:style-name="T36">3D</text:span> usando nuvens de pontos <text:span text:style-name="T36">explorando informações de origem geométrica</text:span>.</text:p>
          </table:table-cell>
        </table:table-row>
      </table:table>
      <text:p text:style-name="Standard"/>
      <text:p text:style-name="P5">2. Questões de Pesquisa</text:p>
      <text:p text:style-name="P11"/>
      <table:table table:name="Table2" table:style-name="Table2">
        <table:table-column table:style-name="Table2.A"/>
        <table:table-row>
          <table:table-cell table:style-name="Table2.A1" office:value-type="string">
            <text:p text:style-name="P15">Quais bases de dados são mais utilizadas?</text:p>
          </table:table-cell>
        </table:table-row>
        <table:table-row>
          <table:table-cell table:style-name="Table2.A2" office:value-type="string">
            <text:p text:style-name="P16">Como se dá o pré-processamento das nuvens?</text:p>
          </table:table-cell>
        </table:table-row>
        <table:table-row>
          <table:table-cell table:style-name="Table2.A2" office:value-type="string">
            <text:p text:style-name="P15">Quais atributos são mais utlizidados para representação?</text:p>
          </table:table-cell>
        </table:table-row>
        <table:table-row>
          <table:table-cell table:style-name="Table2.A2" office:value-type="string">
            <text:p text:style-name="P18">Quais keypoints são mais extraídos?</text:p>
          </table:table-cell>
        </table:table-row>
        <table:table-row>
          <table:table-cell table:style-name="Table2.A2" office:value-type="string">
            <text:p text:style-name="P15">Quais experimentos são usados para medir a qualidade das técnicas?</text:p>
          </table:table-cell>
        </table:table-row>
        <table:table-row>
          <table:table-cell table:style-name="Table2.A2" office:value-type="string">
            <text:p text:style-name="P2"><text:span text:style-name="T7">Quais </text:span><text:span text:style-name="T9">modelos de predição</text:span><text:span text:style-name="T7"> </text:span><text:span text:style-name="T8">são</text:span><text:span text:style-name="T7"> normalmente escolhidos?</text:span></text:p>
          </table:table-cell>
        </table:table-row>
      </table:table>
      <text:p text:style-name="P11"/>
      <text:p text:style-name="P5">3. Identificação de Estudos</text:p>
      <text:p text:style-name="P11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0">Palavras-chave</text:p>
          </table:table-cell>
          <table:table-cell table:style-name="Table3.B1" office:value-type="string">
            <text:p text:style-name="P30">Sinônimos</text:p>
          </table:table-cell>
        </table:table-row>
        <table:table-row>
          <table:table-cell table:style-name="Table3.A2" office:value-type="string">
            <text:p text:style-name="P37">Point cloud</text:p>
          </table:table-cell>
          <table:table-cell table:style-name="Table3.B2" office:value-type="string">
            <text:p text:style-name="P38">3d face*, 3-d face*, <text:span text:style-name="T24">threedimensional image*, three dimensional image*, 3d image*, 3-d image*</text:span></text:p>
          </table:table-cell>
        </table:table-row>
        <table:table-row>
          <table:table-cell table:style-name="Table3.A2" office:value-type="string">
            <text:p text:style-name="P37">Face</text:p>
          </table:table-cell>
          <table:table-cell table:style-name="Table3.B2" office:value-type="string">
            <text:p text:style-name="P33"><text:span text:style-name="T10">f</text:span>acial, person, individual</text:p>
          </table:table-cell>
        </table:table-row>
        <table:table-row>
          <table:table-cell table:style-name="Table3.A2" office:value-type="string">
            <text:p text:style-name="P37">Recognition</text:p>
          </table:table-cell>
          <table:table-cell table:style-name="Table3.B2" office:value-type="string">
            <text:p text:style-name="P33"><text:span text:style-name="T24">i</text:span>dentification, <text:span text:style-name="T24">classification</text:span></text:p>
          </table:table-cell>
        </table:table-row>
      </table:table>
      <text:p text:style-name="P11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30">String de busca genérica</text:p>
          </table:table-cell>
          <table:table-cell table:style-name="Table4.B1" office:value-type="string">
            <text:p text:style-name="P39">("point cloud" OR "threedimensional image" OR "three dimensional image" OR "threedimensional images" OR "three dimensional images" OR "3d image" OR "3d images" OR "3-d image" OR "3-d images" OR "3d faces" OR "3-d faces")</text:p>
            <text:p text:style-name="P39">AND</text:p>
            <text:p text:style-name="P39">("facial" OR "person" OR "individual")</text:p>
            <text:p text:style-name="P39">AND</text:p>
            <text:p text:style-name="P39">("recognition" OR "identification" OR "classification")</text:p>
          </table:table-cell>
        </table:table-row>
        <table:table-row>
          <table:table-cell table:style-name="Table4.A2" office:value-type="string">
            <text:p text:style-name="P30">Critérios de <text:span text:style-name="T11">escolha</text:span> das fontes de busca</text:p>
          </table:table-cell>
          <table:table-cell table:style-name="Table4.B5" office:value-type="string">
            <text:p text:style-name="P34">As fontes de busca foram escolhidas por serem de <text:soft-page-break/>amplo uso na comunidade científica, especialmente no domínio de reconhecimento de padrões e visão computacional, e por serem assinadas como parceiras da CAPES - Coordenação de Aperfeiçoamento de Pessoal de Nível Superior, tornando livre o seus acessos.</text:p>
          </table:table-cell>
        </table:table-row>
        <table:table-row>
          <table:table-cell table:style-name="Table4.A2" office:value-type="string">
            <text:p text:style-name="P30">Fontes de Busca</text:p>
          </table:table-cell>
          <table:table-cell table:style-name="Table4.B5" office:value-type="string">
            <text:list xml:id="list2610077923" text:style-name="L1">
              <text:list-item>
                <text:p text:style-name="P41">IEEE Xplore Digital Library</text:p>
              </text:list-item>
              <text:list-item>
                <text:p text:style-name="P41">ACM Digital Library</text:p>
              </text:list-item>
              <text:list-item>
                <text:p text:style-name="P41">Scopus</text:p>
              </text:list-item>
              <text:list-item>
                <text:p text:style-name="P41">Web of Science</text:p>
              </text:list-item>
            </text:list>
          </table:table-cell>
        </table:table-row>
        <table:table-row>
          <table:table-cell table:style-name="Table4.A2" office:value-type="string">
            <text:p text:style-name="P30">Estratégia de Busca</text:p>
          </table:table-cell>
          <table:table-cell table:style-name="Table4.B5" office:value-type="string">
            <text:list xml:id="list802293492" text:style-name="L2">
              <text:list-item>
                <text:p text:style-name="P42">Definição das strings de busca <text:span text:style-name="T12">específicas por fonte de busca</text:span> com base nas palavras-chave e seus sinônimos</text:p>
              </text:list-item>
              <text:list-item>
                <text:p text:style-name="P42">Aplicação das strings de busca nas <text:span text:style-name="T12">fontes</text:span> escolhidas</text:p>
              </text:list-item>
            </text:list>
          </table:table-cell>
        </table:table-row>
        <table:table-row>
          <table:table-cell table:style-name="Table4.A2" office:value-type="string">
            <text:p text:style-name="P30">Artigos de Controle</text:p>
          </table:table-cell>
          <table:table-cell table:style-name="Table4.B5" office:value-type="string">
            <text:p text:style-name="P14"><text:span text:style-name="T2">H. Li, D. Huang, J.-M. Morvan, Y. Wang, and L. Chen</text:span>, <text:span text:style-name="T13">“Towards 3d face recognition in the real: A registration-free approach using fine-grained matching of 3D keypoint descriptors”</text:span>, Int. J. Comput. Vis., vol. 113, no. 2, pp. 128–142, Jun. 2015.</text:p>
            <text:p text:style-name="P14"/>
            <text:p text:style-name="P14"><text:span text:style-name="T2">M. Emambakhsh and A. Evans</text:span>, <text:span text:style-name="T13">“Nasal patches and curves for expression-robust 3D face recognition”</text:span>, IEEE Trans. Pattern Anal. Mach. Intell., vol. 39, no. 5, pp. 995–1007, May 2017.</text:p>
            <text:p text:style-name="P14"/>
            <text:p text:style-name="P14"><text:span text:style-name="T2">Siqueira, R. S., Alexandre, G. R., Soares, J. M., &amp; The, G. A. P.</text:span> Triaxial Slicing for 3-D Face Recognition From Adapted Rotational Invariants Spatial Moments and Minimal Keypoints Dependence. IEEE Robotics and Automation Letters, 3(4), 3513–3520, <text:span text:style-name="T14">2018</text:span></text:p>
          </table:table-cell>
        </table:table-row>
      </table:table>
      <text:p text:style-name="P11"/>
      <text:p text:style-name="P5">4. Seleção e Avaliação de Estudos</text:p>
      <text:p text:style-name="P11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30">Critérios de Inclusão</text:p>
          </table:table-cell>
          <table:table-cell table:style-name="Table5.B1" office:value-type="string">
            <text:list xml:id="list4121969185" text:style-name="L3">
              <text:list-item>
                <text:p text:style-name="P43">Estudo apresenta técnica <text:span text:style-name="T15">ou </text:span>método de reconhecimento facial usando nuvens de pontos</text:p>
              </text:list-item>
              <text:list-item>
                <text:p text:style-name="P43">Estudo propõe uma aplicação ou sistema que faz uso de técnicas <text:span text:style-name="T15">ou </text:span>métodos de reconhecimento facial usando nuvens de pontos</text:p>
              </text:list-item>
            </text:list>
          </table:table-cell>
        </table:table-row>
        <table:table-row>
          <table:table-cell table:style-name="Table5.A2" office:value-type="string">
            <text:p text:style-name="P30">Critérios de Exclusão</text:p>
          </table:table-cell>
          <table:table-cell table:style-name="Table5.B2" office:value-type="string">
            <text:list xml:id="list3340489606" text:style-name="L4">
              <text:list-item>
                <text:p text:style-name="P44">Texto do estudo não está disponível na íntegra</text:p>
              </text:list-item>
              <text:list-item>
                <text:p text:style-name="P44">Texto do estudo não está disponível em inglês <text:span text:style-name="T36">ou português</text:span></text:p>
              </text:list-item>
              <text:list-item>
                <text:p text:style-name="P44">Estudo não cita a base de dados usada nos experimentos de classificação</text:p>
              </text:list-item>
              <text:list-item>
                <text:p text:style-name="P44">Estudo fora do intervalo de tempo escolhido (<text:span text:style-name="T16">janeiro de </text:span>201<text:span text:style-name="T18">5</text:span>, <text:span text:style-name="T16">março de </text:span>2019)</text:p>
              </text:list-item>
              <text:list-item>
                <text:p text:style-name="P44">Estudo faz uso de descritores oriundos de informação 2D</text:p>
              </text:list-item>
              <text:list-item>
                <text:p text:style-name="P44">Estudo duplicado <text:span text:style-name="T37">ou evolução de artigo entre conferência e periódico</text:span></text:p>
              </text:list-item>
              <text:list-item>
                <text:p text:style-name="P44">Estudo trata do reconhecimento de expressões faciais/<text:span text:style-name="T30">emoções</text:span> <text:soft-page-break/>e não de indivíduos independente da expressão</text:p>
              </text:list-item>
              <text:list-item>
                <text:p text:style-name="P44">Estudo é do tipo descrição de um curso, nota de aula, patente, editorial, resumo de palestra, tutorial, survey, review, <text:span text:style-name="T17">tese ou dissertação</text:span></text:p>
              </text:list-item>
              <text:list-item>
                <text:p text:style-name="P44">Estudo não apresenta os critérios de inclusão 1 e 2</text:p>
              </text:list-item>
              <text:list-item>
                <text:p text:style-name="P45">Estudo apresenta técnica, método, sistema ou aplicação de reconhecimento facial 4D</text:p>
              </text:list-item>
              <text:list-item>
                <text:p text:style-name="P46">Estudo apresenta técnica, método, sistema ou aplicação de anti-spoofing 3D</text:p>
              </text:list-item>
            </text:list>
          </table:table-cell>
        </table:table-row>
        <table:table-row>
          <table:table-cell table:style-name="Table5.A2" office:value-type="string">
            <text:p text:style-name="P30">Estratégia de Seleção</text:p>
          </table:table-cell>
          <table:table-cell table:style-name="Table5.B3" office:value-type="string">
            <text:p text:style-name="P35">Todas as etapas de análise usam como referência os critérios de inclusão e exclusão.</text:p>
            <text:p text:style-name="P35"/>
            <text:p text:style-name="P35"><text:span text:style-name="T27">ETAPA DE </text:span>ANÁLISE 1:</text:p>
            <text:list xml:id="list229229935" text:style-name="L5">
              <text:list-item>
                <text:p text:style-name="P47">Remoção de duplicados, seleção com base na leitura de título, resumo e palavras-chave</text:p>
              </text:list-item>
            </text:list>
            <text:p text:style-name="P28">ETAPA DE ANÁLISE 2:</text:p>
            <text:list xml:id="list1165876024" text:style-name="L6">
              <text:list-item>
                <text:p text:style-name="P48"><text:span text:style-name="T39">Remoção de artigos a</text:span>tualiza<text:span text:style-name="T39">dos</text:span> entre conferências e periódicos e filtragem de textos disponíveis</text:p>
              </text:list-item>
            </text:list>
            <text:p text:style-name="P19"><text:span text:style-name="T27">ETAPA DE </text:span>ANÁLISE <text:span text:style-name="T31">3</text:span>:</text:p>
            <text:list xml:id="list354672516" text:style-name="L7">
              <text:list-item>
                <text:p text:style-name="P49">Seleção com base na leitura de introdução, resultados e conclusão</text:p>
              </text:list-item>
            </text:list>
            <text:p text:style-name="P19"><text:span text:style-name="T27">ETAPA DE </text:span>ANÁLISE <text:span text:style-name="T31">4</text:span>:</text:p>
            <text:list xml:id="list196815128" text:style-name="L8">
              <text:list-item>
                <text:p text:style-name="P50">Leitura completa <text:span text:style-name="T38">dos trabalhos</text:span> e aplicação do formulário de extração de dados</text:p>
              </text:list-item>
            </text:list>
          </table:table-cell>
        </table:table-row>
        <table:table-row>
          <table:table-cell table:style-name="Table5.A2" office:value-type="string">
            <text:p text:style-name="P32">Estratégia de Publicação</text:p>
          </table:table-cell>
          <table:table-cell table:style-name="Table5.B4" office:value-type="string">
            <text:p text:style-name="P40">Redação de artigo científico em períodico com histórico de publicações na área de Reconhecimento Facial 3D.</text:p>
          </table:table-cell>
        </table:table-row>
      </table:table>
      <text:p text:style-name="P11"/>
      <text:p text:style-name="P5">5. <text:span text:style-name="T19">Formulário de Extração de Dados</text:span></text:p>
      <text:p text:style-name="P11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31">Metadados</text:p>
          </table:table-cell>
          <table:table-cell table:style-name="Table6.B1" office:value-type="string">
            <text:p text:style-name="P36">Título, autores, ano, <text:span text:style-name="T33">DOI, fonte de busca</text:span>, <text:span text:style-name="T20">tipo de trabalho, local de publicação</text:span></text:p>
          </table:table-cell>
        </table:table-row>
        <table:table-row>
          <table:table-cell table:style-name="Table6.A2" office:value-type="string">
            <text:p text:style-name="P31">Artefatos</text:p>
          </table:table-cell>
          <table:table-cell table:style-name="Table6.B3" office:value-type="string">
            <text:p text:style-name="P36">Base de dados, etapas de pré-processamento, <text:span text:style-name="T35">atributos,</text:span> modelos preditivos, keypoints<text:span text:style-name="T34"> usados</text:span>, experimentos de validação</text:p>
          </table:table-cell>
        </table:table-row>
        <table:table-row>
          <table:table-cell table:style-name="Table6.A2" office:value-type="string">
            <text:p text:style-name="P31">Resultados</text:p>
          </table:table-cell>
          <table:table-cell table:style-name="Table6.B3" office:value-type="string">
            <text:p text:style-name="P36"><text:span text:style-name="T38">Tipo de abordagem, t</text:span>axas de reconhecimento</text:p>
          </table:table-cell>
        </table:table-row>
      </table:table>
      <text:p text:style-name="P11"/>
      <text:p text:style-name="P6"><text:span text:style-name="T32">6</text:span>. Strings de Busca por <text:span text:style-name="T25">Fonte (V2)</text:span></text:p>
      <text:p text:style-name="P20"/>
      <text:p text:style-name="P8">Web of Science: <text:span text:style-name="T29">254</text:span>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P25">(("point cloud" OR "threedimensional image" OR "three dimensional image" OR "threedimensional images" OR "three dimensional images" OR "3d image" OR "3d images" OR "3-d image" OR "3-d images" OR "3d faces" OR "3-d faces") AND ("facial" OR "person" OR "individual") AND ("recognition" OR "identification" OR "classification"))</text:p>
            <text:p text:style-name="P25">Timespan: 2015-2019. Indexes: SCI-EXPANDED, CPCI-S, ESCI.</text:p>
          </table:table-cell>
        </table:table-row>
      </table:table>
      <text:p text:style-name="P21"/>
      <text:p text:style-name="P9">Scopus: <text:span text:style-name="T29">92</text:span>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26">TITLE-ABS-KEY ( ( "point cloud" <text:s/>OR <text:s/>"3d image" <text:s/>OR <text:s/>"3d images" <text:s/>OR <text:s/>"3-d image" <text:s/>OR <text:s/>"3-d images" <text:s/>OR <text:s/>"3d faces" <text:s/>OR <text:s/>"3-d faces" ) <text:s/>AND <text:s/>( "face" <text:s/>OR <text:s/>"facial" <text:s/>OR <text:s/>"person" <text:s/>OR <text:s/>"individual" ) <text:s/>AND <text:s/>( "recognition" <text:s/>OR <text:s/>"identification" <text:s/>OR <text:s/>"classification" ) ) <text:s/>AND <text:s/>PUBYEAR <text:s/>&gt; <text:s/>2014 <text:s/>AND <text:s/>( LIMIT-TO ( LANGUAGE , <text:s/>"English" ) ) <text:s/>AND <text:s/>( LIMIT-TO ( EXACTKEYWORD , <text:s/>"3D Face Recognition" ) )</text:p>
          </table:table-cell>
        </table:table-row>
      </table:table>
      <text:p text:style-name="P26"><text:soft-page-break/></text:p>
      <text:p text:style-name="P7">IEEE Xplore <text:span text:style-name="T28">Digital Library</text:span>: <text:span text:style-name="T29">91</text:span>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17">("point cloud" OR "threedimensional image" OR "three dimensional image" OR "threedimensional images" OR "three dimensional images" OR "3d image" OR "3d images" OR "3-d image" OR "3-d images" OR "3d faces" OR "3-d faces") AND ("facial" OR "person" OR "individual") AND ("recognition" OR "identification" OR "classification") </text:p>
            <text:p text:style-name="P17">Filters Applied: face recognition; feature extraction; learning (artificial intelligence); stereo image processing; image matching; image representation; image segmentation; computer graphics; 2015 - 2019</text:p>
          </table:table-cell>
        </table:table-row>
      </table:table>
      <text:p text:style-name="P23"/>
      <text:p text:style-name="P7">ACM Digital Library<text:span text:style-name="T23">: 25</text:span>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P24">("point cloud" OR "threedimensional image" OR "three dimensional image" OR "threedimensional images" OR "three dimensional images" OR "3d image" OR "3d images" OR "3-d image" OR "3-d images" OR "3d faces" OR "3-d faces") AND ("facial" OR "person" OR "individual") AND ("recognition" OR "identification" OR "classification")</text:p>
          </table:table-cell>
        </table:table-row>
      </table:table>
      <text:p text:style-name="P10"/>
      <text:p text:style-name="P22"><text:span text:style-name="T2">Total sem duplicados:</text:span> <text:span text:style-name="T22">379</text:span><text:span text:style-name="T21"> </text:span><text:span text:style-name="T26">(Lista completa no Anexo 1)</text:span></text:p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4T13:04:53.859065477</meta:creation-date>
    <dc:date>2019-06-25T13:37:08.527899295</dc:date>
    <meta:editing-duration>PT21H6M52S</meta:editing-duration>
    <meta:editing-cycles>74</meta:editing-cycles>
    <meta:generator>LibreOffice/6.0.7.3$Linux_X86_64 LibreOffice_project/00m0$Build-3</meta:generator>
    <meta:document-statistic meta:table-count="10" meta:image-count="0" meta:object-count="0" meta:page-count="4" meta:paragraph-count="96" meta:word-count="1064" meta:character-count="7009" meta:non-whitespace-character-count="6028"/>
  </office:meta>
</office:document-meta>
</file>